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oft-page-break/><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2"/>
      <text:p text:style-name="P13"><text:span text:style-name="T1">Issue s</text:span><text:span text:style-name="T2">péciale</text:span> : <text:span text:style-name="T11">nul</text:span></text:p>
      <text:p text:style-name="P13"><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10T11:03:58.346630300</dc:date>
    <meta:editing-duration>PT8H41M57S</meta:editing-duration>
    <meta:editing-cycles>24</meta:editing-cycles>
    <meta:generator>LibreOffice/25.2.5.2$Windows_X86_64 LibreOffice_project/03d19516eb2e1dd5d4ccd751a0d6f35f35e08022</meta:generator>
    <meta:document-statistic meta:table-count="0" meta:image-count="0" meta:object-count="0" meta:page-count="3" meta:paragraph-count="59" meta:word-count="961" meta:character-count="5215" meta:non-whitespace-character-count="4270"/>
  </office:meta>
</office:document-meta>
</file>